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83c89"/>
    </style:style>
    <style:style style:name="P2" style:family="paragraph" style:parent-style-name="Standard">
      <style:paragraph-properties fo:text-align="start" style:justify-single-word="false"/>
      <style:text-properties style:use-window-font-color="true" officeooo:rsid="00283c89" officeooo:paragraph-rsid="00283c89"/>
    </style:style>
    <style:style style:name="P3" style:family="paragraph" style:parent-style-name="Standard">
      <style:paragraph-properties fo:text-align="start" style:justify-single-word="false"/>
      <style:text-properties officeooo:paragraph-rsid="002b2d8e"/>
    </style:style>
    <style:style style:name="P4" style:family="paragraph" style:parent-style-name="Standard">
      <style:paragraph-properties fo:text-align="start" style:justify-single-word="false"/>
      <style:text-properties officeooo:rsid="002b2d8e" officeooo:paragraph-rsid="002b2d8e"/>
    </style:style>
    <style:style style:name="P5" style:family="paragraph" style:parent-style-name="Standard" style:list-style-name="L4">
      <style:paragraph-properties fo:text-align="start" style:justify-single-word="false"/>
      <style:text-properties officeooo:rsid="002b2d8e" officeooo:paragraph-rsid="002b2d8e"/>
    </style:style>
    <style:style style:name="P6" style:family="paragraph" style:parent-style-name="Standard" style:list-style-name="L5">
      <style:paragraph-properties fo:text-align="start" style:justify-single-word="false"/>
      <style:text-properties officeooo:rsid="002b2d8e" officeooo:paragraph-rsid="002b2d8e"/>
    </style:style>
    <style:style style:name="P7" style:family="paragraph" style:parent-style-name="Standard" style:list-style-name="L4">
      <style:paragraph-properties fo:text-align="start" style:justify-single-word="false"/>
      <style:text-properties officeooo:rsid="002d0603" officeooo:paragraph-rsid="002d0603"/>
    </style:style>
    <style:style style:name="P8" style:family="paragraph" style:parent-style-name="Standard" style:list-style-name="L5">
      <style:paragraph-properties fo:text-align="start" style:justify-single-word="false"/>
      <style:text-properties officeooo:rsid="002d0603" officeooo:paragraph-rsid="002d0603"/>
    </style:style>
    <style:style style:name="T1" style:family="text">
      <style:text-properties officeooo:rsid="001f2d3a"/>
    </style:style>
    <style:style style:name="T2" style:family="text">
      <style:text-properties fo:color="#ed1c24" officeooo:rsid="001f2d3a"/>
    </style:style>
    <style:style style:name="T3" style:family="text">
      <style:text-properties fo:color="#ed1c24" officeooo:rsid="00283c89"/>
    </style:style>
    <style:style style:name="T4" style:family="text">
      <style:text-properties fo:color="#ed1c24" officeooo:rsid="0029c760"/>
    </style:style>
    <style:style style:name="T5" style:family="text">
      <style:text-properties style:use-window-font-color="true"/>
    </style:style>
    <style:style style:name="T6" style:family="text">
      <style:text-properties style:use-window-font-color="true" officeooo:rsid="002b2d8e"/>
    </style:style>
    <style:style style:name="T7" style:family="text">
      <style:text-properties style:use-window-font-color="true" officeooo:rsid="0029c760"/>
    </style:style>
    <style:style style:name="T8" style:family="text">
      <style:text-properties style:use-window-font-color="true" officeooo:rsid="002d06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vello 5 → Livello sviluppato da noi</text:span></text:p>
      <text:p text:style-name="P1"/>
      <text:p text:style-name="P1"><text:span text:style-name="T1">Il livello comincia all’ingresso della seconda cinta muraria. Clara ha l’idea di andare in biblioteca, per trovare informazioni aggiuntive sulla torre e scoprire un modo per entrarvi (magari ne ha sentito parlare anche da qualcuno dei seguaci di Abramo). Il giocatore può esplorare tutta la zona, ma arrivato alla torre si accorge che non può ancora far nulla per entrare, difatti in seguito alle rivolte, scatenate dal gruppo della “resistenza” capeggiato da Abramo, i lavori alla torre sono stati sospesi, e sono state poste delle guardie in zone strategiche (quindi l’idea di mischiarsi ai lavoratori della torre per averne accesso è ormai impossibile). Inoltre, le protagoniste, passando in mezzo alla gente, si rendono conto di essere vestite in maniera “inappropriata” e sono soggette a commenti emblematici da parte della popolazione. Se tentando di entrare nella biblioteca vestite in tal modo l’accesso gli viene negato. Quindi decidono (magari si mette un piccolo dialogo tra loro) di procurarsi (andare a rubare) dei vestiti appropriati. Si utilizzano le abilità di Me per riuscire in tale impresa (</text:span><text:span text:style-name="T2">PUZZLE 0</text:span><text:span text:style-name="T1">). Una volta fatto ciò,l e protagoniste possono entrare nella parte pubblica della biblioteca, e dare un’occhiata in giro. Si rendono conto che esiste una sezione “privata” o segreta della biblioteca, difatti notano che un sacerdote pone il suo bastone in prossimità di una porta particolarmente differente rispetto alle altre, e in questo modo entra in maniera discreta in una stanza segreta. Se le protagoniste provano ad avvicinarsi e ad interagire con la porta, in questa fase del gioco, viene visualizzato un messaggio che fa comprendere che è impossibile accedere al momento. Così a Clara e Me (sempre magari tramite un piccolo dialogo) viene l’idea di rubare il bastone ad uno dei tanti sacerdoti che passano per la biblioteca, per tentare di entrare nella stanza segreta, secondo la modalità osservata prima. Il modo nel quale si riesce ad ottenere il bastone è oggetto del </text:span><text:span text:style-name="T2">PUZZLE 1</text:span><text:span text:style-name="T1"> (considerare la possibilità di inserire, dopo tutta una serie di modalità stabilite dal puzzle, anche il fatto che dopo 15 minuti il sacerdote si stacchi “automaticamente” dal gruppo). Dopo aver ottenuto il bastone, se si cerca di interagire con la porta speciale, si potrà avere accesso alla sezione segreta della biblioteca, che però è costellata di sacerdoti. Qui si inizia una sezione stealth nella quale è fondamentale evitare di farsi vedere dai sacerdoti, (la progettazione della sezione stealth, dei possibili percorsi seguiti, degli ostacoli, della posizione dei documenti da trovare ecc è oggetto del </text:span><text:span text:style-name="T2">PUZZLE 2</text:span><text:span text:style-name="T1">). Una volta dentro la sezione segreta è inoltre possibile cercare e osservare vari “documenti” (tavolette) presenti, e interagendo con alcune di esse si riceverà un generico messaggio che indica che non sia quella giusta, mentre ovviamente trovata quella giusta si potrà aggiungere all’inventario. Dal progetto così trovato si potrà dedurre come avere accesso alla torre. Questo meccanismo di deduzione di “cosa fare sulla base del progetto” e di “come ottenere le risorse necessarie” è oggetto del </text:span><text:span text:style-name="T2">PUZZLE 3</text:span><text:span text:style-name="T1">. [Magari si spiega che la torre è costruita con i mattoni di tecnologia aliena che permettono di risucchiare energia, e che per distruggere questi materiali è necessario corroderli con una sorta di pozione alchemica. E da lì in poi è necessario trovare degli ingredienti con delle quest]. Una volta avuto accesso alla torre si arriverà alla scena finale del livello, nella quale le protagoniste vedranno Nimrod alle prese con il Tardis.</text:span></text:p>
      <text:p text:style-name="P1"><text:span text:style-name="T3"/></text:p>
      <text:p text:style-name="P1"><text:span text:style-name="T3">IMPORTANTE</text:span></text:p>
      <text:p text:style-name="P2">Quando il giocatore fallisce un obiettivo del livello (come ad esempio la sezione stealth) <text:s/>non viene visualizzata la schermata game over, ma tramite l’utilizzo del superphone di Clara, si avrà la possibilità di “tornare indietro” a prima del fallimento, ricevendo un messaggio di errore che chiarifica dove si era sbagliato nella run precedente. </text:p>
      <text:p text:style-name="P2"/>
      <text:p text:style-name="P3"><text:span text:style-name="T4">Abilità</text:span></text:p>
      <text:p text:style-name="P3"><text:span text:style-name="T7">- </text:span><text:span text:style-name="T6">Clara:</text:span></text:p>
      <text:list xml:id="list1911231477" text:style-name="L4">
        <text:list-item>
          <text:p text:style-name="P5"><text:span text:style-name="T5">Carisma: Parlare/convincere le persone</text:span></text:p>
        </text:list-item>
        <text:list-item>
          <text:p text:style-name="P5"><text:span text:style-name="T5">Charme</text:span></text:p>
        </text:list-item>
        <text:list-item>
          <text:p text:style-name="P5"><text:span text:style-name="T5">Imparare velocemente</text:span></text:p>
        </text:list-item>
        <text:list-item>
          <text:p text:style-name="P5"><text:span text:style-name="T5">Hacker formidabile</text:span></text:p>
        </text:list-item>
        <text:list-item>
          <text:p text:style-name="P5"><text:span text:style-name="T5">Apre il tardis con uno schiocco delle dita</text:span></text:p>
        </text:list-item>
        <text:list-item>
          <text:p text:style-name="P5"><text:soft-page-break/><text:span text:style-name="T5">Comanda il tardis con la telepatia</text:span></text:p>
        </text:list-item>
        <text:list-item>
          <text:p text:style-name="P5"><text:span text:style-name="T5">Sa nuotare bene</text:span></text:p>
        </text:list-item>
        <text:list-item>
          <text:p text:style-name="P7"><text:span text:style-name="T5">Usa oggetti tecnlogici</text:span></text:p>
        </text:list-item>
      </text:list>
      <text:p text:style-name="P4"><text:span text:style-name="T5">- Ashildir:</text:span></text:p>
      <text:list xml:id="list1341398592" text:style-name="L5">
        <text:list-item>
          <text:p text:style-name="P6"><text:span text:style-name="T5">Abile nei giochi di destrezza/ nel rubare</text:span></text:p>
        </text:list-item>
        <text:list-item>
          <text:p text:style-name="P6"><text:span text:style-name="T8">M</text:span><text:span text:style-name="T5">olto piccola: passa nei passaggi più inaccessibili</text:span></text:p>
        </text:list-item>
        <text:list-item>
          <text:p text:style-name="P6"><text:span text:style-name="T8">L</text:span><text:span text:style-name="T5">egame con l’ombra</text:span></text:p>
        </text:list-item>
        <text:list-item>
          <text:p text:style-name="P8"><text:span text:style-name="T5">Usa armi affilat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6:29:06.671000000</meta:creation-date>
    <meta:generator>LibreOffice/5.4.2.2$Windows_X86_64 LibreOffice_project/22b09f6418e8c2d508a9eaf86b2399209b0990f4</meta:generator>
    <dc:date>2017-11-10T17:12:48.903000000</dc:date>
    <meta:editing-duration>PT43M38S</meta:editing-duration>
    <meta:editing-cycles>12</meta:editing-cycles>
    <meta:document-statistic meta:table-count="0" meta:image-count="0" meta:object-count="0" meta:page-count="2" meta:paragraph-count="19" meta:word-count="692" meta:character-count="4340" meta:non-whitespace-character-count="3676"/>
  </office:meta>
</office:document-meta>
</file>